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798cm"/>
    </style:style>
    <style:style style:name="TBL_5f_0_5f_0.C" style:display-name="TBL_0_0.C" style:family="table-column">
      <style:table-column-properties style:column-width="9.029cm"/>
    </style:style>
    <style:style style:name="TBL_5f_0_5f_0.D" style:display-name="TBL_0_0.D" style:family="table-column">
      <style:table-column-properties style:column-width="13.339cm"/>
    </style:style>
    <style:style style:name="TBL_5f_0_5f_0.E" style:display-name="TBL_0_0.E" style:family="table-column">
      <style:table-column-properties style:column-width="1.605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1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6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478cm"/>
    </style:style>
    <style:style style:name="TBL_5f_0_5f_0.S" style:display-name="TBL_0_0.S" style:family="table-column">
      <style:table-column-properties style:column-width="0.06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S2" style:display-name="TBL_0_0.S2" style:family="table-cell">
      <style:table-cell-properties style:vertical-align="top" fo:padding="0cm" fo:border="none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321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8" style:display-name="TBL_0_0.8" style:family="table-row">
      <style:table-row-properties style:row-height="2.154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5" style:family="paragraph" style:parent-style-name="Standard" style:master-page-name="master_5f_0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row table:style-name="TBL_5f_0_5f_0.1">
          <table:table-cell table:style-name="TBL_5f_0_5f_0.A1" office:value-type="string">
            <text:p text:style-name="P1"><text:bookmark text:name="JR_PAGE_ANCHOR_0_1"/>Mes/Ano de Referencia:</text:p>
          </table:table-cell>
          <table:table-cell table:style-name="TBL_5f_0_5f_0.A1" table:number-columns-spanned="18" office:value-type="string">
            <text:p text:style-name="P1">Jun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2">Matrícula</text:p>
          </table:table-cell>
          <table:table-cell table:style-name="TBL_5f_0_5f_0.B2" table:number-rows-spanned="3" office:value-type="string">
            <text:p text:style-name="P2">Nome</text:p>
          </table:table-cell>
          <table:table-cell table:style-name="TBL_5f_0_5f_0.B2" table:number-rows-spanned="3" office:value-type="string">
            <text:p text:style-name="P2">Cargo</text:p>
          </table:table-cell>
          <table:table-cell table:style-name="TBL_5f_0_5f_0.B2" table:number-rows-spanned="3" office:value-type="string">
            <text:p text:style-name="P2">Lotação</text:p>
          </table:table-cell>
          <table:table-cell table:style-name="TBL_5f_0_5f_0.E2" table:number-columns-spanned="9" office:value-type="string">
            <text:p text:style-name="P3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3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3">Rendimento Líquido Total (14)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3">Remuneração Básica</text:p>
          </table:table-cell>
          <table:covered-table-cell/>
          <table:table-cell table:style-name="TBL_5f_0_5f_0.E2" table:number-columns-spanned="4" office:value-type="string">
            <text:p text:style-name="P3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3">Outras Remunerações Temporárias(7)</text:p>
          </table:table-cell>
          <table:table-cell table:style-name="TBL_5f_0_5f_0.R2" table:number-rows-spanned="2" office:value-type="string">
            <text:p text:style-name="P3">Verbas Indenizatórias(8)</text:p>
          </table:table-cell>
          <table:table-cell table:style-name="TBL_5f_0_5f_0.R2" table:number-rows-spanned="2" office:value-type="string">
            <text:p text:style-name="P3">Total de Rendimentos Brutos(9)</text:p>
          </table:table-cell>
          <table:table-cell table:style-name="TBL_5f_0_5f_0.E2" table:number-columns-spanned="3" office:value-type="string">
            <text:p text:style-name="P3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3">Total de Descontos(13)</text:p>
          </table:table-cell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3">Remuneração do Cargo Efetivo(1)</text:p>
          </table:table-cell>
          <table:table-cell table:style-name="TBL_5f_0_5f_0.R2" office:value-type="string">
            <text:p text:style-name="P3">Outras Verbas Remuneratórias, Legais ou Judiciais(2)</text:p>
          </table:table-cell>
          <table:table-cell table:style-name="TBL_5f_0_5f_0.R2" office:value-type="string">
            <text:p text:style-name="P3">Função de Confiança ou Cargo em Comissão(3)</text:p>
          </table:table-cell>
          <table:table-cell table:style-name="TBL_5f_0_5f_0.R2" office:value-type="string">
            <text:p text:style-name="P3">Gratificação Natalina(4)</text:p>
          </table:table-cell>
          <table:table-cell table:style-name="TBL_5f_0_5f_0.R2" office:value-type="string">
            <text:p text:style-name="P3">Férias (1/3 constitucional) (5)</text:p>
          </table:table-cell>
          <table:table-cell table:style-name="TBL_5f_0_5f_0.R2" office:value-type="string">
            <text:p text:style-name="P3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3">Contribuição Previdenciária(10)</text:p>
          </table:table-cell>
          <table:table-cell table:style-name="TBL_5f_0_5f_0.R2" office:value-type="string">
            <text:p text:style-name="P3">Imposto de Renda(11)</text:p>
          </table:table-cell>
          <table:table-cell table:style-name="TBL_5f_0_5f_0.R2" office:value-type="string">
            <text:p text:style-name="P3">Retenção por Teto Constitucional(12)</text:p>
          </table:table-cell>
          <table:covered-table-cell/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4">1454</text:p>
          </table:table-cell>
          <table:table-cell table:style-name="TBL_5f_0_5f_0.B5" office:value-type="string">
            <text:p text:style-name="P4">ADALBERTO MENDES DE OLIVEIRA NETO</text:p>
          </table:table-cell>
          <table:table-cell table:style-name="TBL_5f_0_5f_0.B5" office:value-type="string">
            <text:p text:style-name="P4">ANALISTA DO MP - DIREITO</text:p>
          </table:table-cell>
          <table:table-cell table:style-name="TBL_5f_0_5f_0.B5" office:value-type="string">
            <text:p text:style-name="P4">PROMOTORIA DE JUSTICA ESPECIAL CIVEL E CRIMINAL - ESTANCIA </text:p>
          </table:table-cell>
          <table:table-cell table:style-name="TBL_5f_0_5f_0.E5" office:value-type="string">
            <text:p text:style-name="P5">6.545,32</text:p>
          </table:table-cell>
          <table:table-cell table:style-name="TBL_5f_0_5f_0.E5" office:value-type="string">
            <text:p text:style-name="P5">1.309,06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2.989,96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2.598,78</text:p>
          </table:table-cell>
          <table:table-cell table:style-name="TBL_5f_0_5f_0.E5" office:value-type="string">
            <text:p text:style-name="P5">13.443,12</text:p>
          </table:table-cell>
          <table:table-cell table:style-name="TBL_5f_0_5f_0.E5" office:value-type="string">
            <text:p text:style-name="P5">1.021,07</text:p>
          </table:table-cell>
          <table:table-cell table:style-name="TBL_5f_0_5f_0.E5" office:value-type="string">
            <text:p text:style-name="P5">853,39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1.874,46</text:p>
          </table:table-cell>
          <table:table-cell table:style-name="TBL_5f_0_5f_0.E5" office:value-type="string">
            <text:p text:style-name="P5">11.568,66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3">Total Geral</text:p>
          </table:table-cell>
          <table:table-cell table:style-name="TBL_5f_0_5f_0.B5" office:value-type="string">
            <text:p text:style-name="P2">898</text:p>
          </table:table-cell>
          <table:table-cell table:style-name="TBL_5f_0_5f_0.B5" office:value-type="string">
            <text:p text:style-name="P13"/>
          </table:table-cell>
          <table:table-cell table:style-name="TBL_5f_0_5f_0.B5" office:value-type="string">
            <text:p text:style-name="P13"/>
          </table:table-cell>
          <table:table-cell table:style-name="TBL_5f_0_5f_0.E5" office:value-type="string">
            <text:p text:style-name="P10">6.956.801,68</text:p>
          </table:table-cell>
          <table:table-cell table:style-name="TBL_5f_0_5f_0.E5" office:value-type="string">
            <text:p text:style-name="P10">686.088,21</text:p>
          </table:table-cell>
          <table:table-cell table:style-name="TBL_5f_0_5f_0.E5" office:value-type="string">
            <text:p text:style-name="P10">1.046.839,48</text:p>
          </table:table-cell>
          <table:table-cell table:style-name="TBL_5f_0_5f_0.E5" office:value-type="string">
            <text:p text:style-name="P10">295.023,50</text:p>
          </table:table-cell>
          <table:table-cell table:style-name="TBL_5f_0_5f_0.E5" office:value-type="string">
            <text:p text:style-name="P10">695.036,47</text:p>
          </table:table-cell>
          <table:table-cell table:style-name="TBL_5f_0_5f_0.E5" office:value-type="string">
            <text:p text:style-name="P10">182.788,52</text:p>
          </table:table-cell>
          <table:table-cell table:style-name="TBL_5f_0_5f_0.E5" office:value-type="string">
            <text:p text:style-name="P10">300.648,38</text:p>
          </table:table-cell>
          <table:table-cell table:style-name="TBL_5f_0_5f_0.E5" office:value-type="string">
            <text:p text:style-name="P10">1.752.103,29</text:p>
          </table:table-cell>
          <table:table-cell table:style-name="TBL_5f_0_5f_0.E5" office:value-type="string">
            <text:p text:style-name="P10">11.915.329,53</text:p>
          </table:table-cell>
          <table:table-cell table:style-name="TBL_5f_0_5f_0.E5" office:value-type="string">
            <text:p text:style-name="P10">1.027.929,10</text:p>
          </table:table-cell>
          <table:table-cell table:style-name="TBL_5f_0_5f_0.E5" office:value-type="string">
            <text:p text:style-name="P10">1.744.418,17</text:p>
          </table:table-cell>
          <table:table-cell table:style-name="TBL_5f_0_5f_0.E5" office:value-type="string">
            <text:p text:style-name="P10">29.827,57</text:p>
          </table:table-cell>
          <table:table-cell table:style-name="TBL_5f_0_5f_0.E5" office:value-type="string">
            <text:p text:style-name="P10">2.802.174,84</text:p>
          </table:table-cell>
          <table:table-cell table:style-name="TBL_5f_0_5f_0.E5" office:value-type="string">
            <text:p text:style-name="P10">9.113.154,69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14">Data da última atualização:</text:p>
          </table:table-cell>
          <table:table-cell table:style-name="TBL_5f_0_5f_0.B5" office:value-type="string">
            <text:p text:style-name="P11">30/06/2019 13:44:19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8">
          <table:table-cell table:style-name="TBL_5f_0_5f_0.A5" office:value-type="string">
            <text:p text:style-name="P12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S2" office:value-type="string">
            <text:p text:style-name="Standard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2T11:13:38.265270608</dc:date>
    <meta:editing-duration>PT4M16S</meta:editing-duration>
    <meta:editing-cycles>1</meta:editing-cycles>
    <meta:document-statistic meta:table-count="1" meta:image-count="0" meta:object-count="0" meta:page-count="2" meta:paragraph-count="62" meta:word-count="341" meta:character-count="2561" meta:non-whitespace-character-count="2280"/>
  </office:meta>
</office:document-meta>
</file>